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officeooo:paragraph-rsid="0132f39a" style:font-size-asian="5.25pt" style:font-size-complex="6pt"/>
    </style:style>
    <style:style style:name="P10" style:family="paragraph" style:parent-style-name="Standard">
      <style:text-properties fo:font-size="6pt" officeooo:paragraph-rsid="0148b714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Titre_20_document_20_1">
      <style:text-properties officeooo:paragraph-rsid="0093b983"/>
    </style:style>
    <style:style style:name="P19" style:family="paragraph" style:parent-style-name="Titre_20_document_20_1">
      <style:text-properties officeooo:paragraph-rsid="0094cd82"/>
    </style:style>
    <style:style style:name="P20" style:family="paragraph" style:parent-style-name="Tableau_20_libellé">
      <style:text-properties officeooo:paragraph-rsid="00ba022c"/>
    </style:style>
    <style:style style:name="P21" style:family="paragraph" style:parent-style-name="Tableau_20_libellé">
      <style:text-properties officeooo:rsid="00bdf55e" officeooo:paragraph-rsid="00bdf55e"/>
    </style:style>
    <style:style style:name="P22" style:family="paragraph" style:parent-style-name="Tableau_20_libellé">
      <style:text-properties officeooo:rsid="00bdf55e" officeooo:paragraph-rsid="0148b714"/>
    </style:style>
    <style:style style:name="P23" style:family="paragraph" style:parent-style-name="Tableau_20_libellé">
      <style:text-properties officeooo:rsid="00d45f0f" officeooo:paragraph-rsid="00d45f0f"/>
    </style:style>
    <style:style style:name="P24" style:family="paragraph" style:parent-style-name="Tableau_20_libellé">
      <style:text-properties officeooo:rsid="00d45f0f" officeooo:paragraph-rsid="0132f39a"/>
    </style:style>
    <style:style style:name="P25" style:family="paragraph" style:parent-style-name="Tableau_20_libellé">
      <style:text-properties officeooo:rsid="00e88963" officeooo:paragraph-rsid="00e88963"/>
    </style:style>
    <style:style style:name="P26" style:family="paragraph" style:parent-style-name="Tableau_20_libellé">
      <style:text-properties officeooo:rsid="00e88963" officeooo:paragraph-rsid="0132f39a"/>
    </style:style>
    <style:style style:name="P27" style:family="paragraph" style:parent-style-name="Tableau_20_libellé">
      <style:text-properties officeooo:rsid="00fb754c" officeooo:paragraph-rsid="00fb754c"/>
    </style:style>
    <style:style style:name="P28" style:family="paragraph" style:parent-style-name="Tableau_20_libellé">
      <style:text-properties officeooo:rsid="00fb754c" officeooo:paragraph-rsid="0132f39a"/>
    </style:style>
    <style:style style:name="P29" style:family="paragraph" style:parent-style-name="Tableau_20_libellé">
      <style:text-properties officeooo:rsid="012a8735" officeooo:paragraph-rsid="012fe37d"/>
    </style:style>
    <style:style style:name="P30" style:family="paragraph" style:parent-style-name="Tableau_20_libellé">
      <style:text-properties officeooo:rsid="012a8735" officeooo:paragraph-rsid="0132f39a"/>
    </style:style>
    <style:style style:name="P31" style:family="paragraph" style:parent-style-name="Tableau_20_libellé">
      <style:text-properties officeooo:paragraph-rsid="0132f39a"/>
    </style:style>
    <style:style style:name="P32" style:family="paragraph" style:parent-style-name="Tableau_20_libellé">
      <style:text-properties officeooo:paragraph-rsid="0148b714"/>
    </style:style>
    <style:style style:name="P33" style:family="paragraph" style:parent-style-name="Tableau_20_valeur">
      <style:text-properties officeooo:rsid="00af52be" officeooo:paragraph-rsid="00ba022c"/>
    </style:style>
    <style:style style:name="P34" style:family="paragraph" style:parent-style-name="Tableau_20_valeur">
      <style:text-properties officeooo:rsid="00af52be" officeooo:paragraph-rsid="00bdf55e"/>
    </style:style>
    <style:style style:name="P35" style:family="paragraph" style:parent-style-name="Tableau_20_valeur">
      <style:text-properties officeooo:rsid="00af52be" officeooo:paragraph-rsid="0148b714"/>
    </style:style>
    <style:style style:name="P36" style:family="paragraph" style:parent-style-name="Tableau_20_valeur">
      <style:text-properties officeooo:paragraph-rsid="00ba022c"/>
    </style:style>
    <style:style style:name="P37" style:family="paragraph" style:parent-style-name="Tableau_20_valeur">
      <style:text-properties officeooo:rsid="00bdf55e" officeooo:paragraph-rsid="00bdf55e"/>
    </style:style>
    <style:style style:name="P38" style:family="paragraph" style:parent-style-name="Tableau_20_valeur">
      <style:text-properties officeooo:rsid="00bdf55e" officeooo:paragraph-rsid="0148b714"/>
    </style:style>
    <style:style style:name="P39" style:family="paragraph" style:parent-style-name="Tableau_20_valeur">
      <style:text-properties officeooo:rsid="00cb21d1" officeooo:paragraph-rsid="00cb21d1"/>
    </style:style>
    <style:style style:name="P40" style:family="paragraph" style:parent-style-name="Tableau_20_valeur">
      <style:text-properties officeooo:paragraph-rsid="00d45f0f"/>
    </style:style>
    <style:style style:name="P41" style:family="paragraph" style:parent-style-name="Tableau_20_valeur">
      <style:text-properties officeooo:paragraph-rsid="00e88963"/>
    </style:style>
    <style:style style:name="P42" style:family="paragraph" style:parent-style-name="Tableau_20_valeur">
      <style:text-properties officeooo:rsid="00f33a3e" officeooo:paragraph-rsid="00f33a3e"/>
    </style:style>
    <style:style style:name="P43" style:family="paragraph" style:parent-style-name="Tableau_20_valeur">
      <style:text-properties officeooo:paragraph-rsid="00fb754c"/>
    </style:style>
    <style:style style:name="P44" style:family="paragraph" style:parent-style-name="Tableau_20_valeur">
      <style:text-properties officeooo:rsid="00ff61f7" officeooo:paragraph-rsid="00ff61f7"/>
    </style:style>
    <style:style style:name="P45" style:family="paragraph" style:parent-style-name="Tableau_20_valeur">
      <style:text-properties officeooo:rsid="012a8735" officeooo:paragraph-rsid="012a8735"/>
    </style:style>
    <style:style style:name="P46" style:family="paragraph" style:parent-style-name="Tableau_20_valeur">
      <style:text-properties officeooo:rsid="012a8735" officeooo:paragraph-rsid="0132f39a"/>
    </style:style>
    <style:style style:name="P47" style:family="paragraph" style:parent-style-name="Tableau_20_valeur">
      <style:text-properties officeooo:paragraph-rsid="0132f39a"/>
    </style:style>
    <style:style style:name="P48" style:family="paragraph" style:parent-style-name="Tableau_20_valeur">
      <style:text-properties officeooo:paragraph-rsid="0148b714"/>
    </style:style>
    <style:style style:name="P49" style:family="paragraph" style:parent-style-name="Titre_20_document">
      <style:text-properties officeooo:rsid="00ce21da"/>
    </style:style>
    <style:style style:name="P5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55" style:family="paragraph" style:parent-style-name="Titre_20_Action">
      <style:text-properties officeooo:paragraph-rsid="005056cc"/>
    </style:style>
    <style:style style:name="P56" style:family="paragraph" style:parent-style-name="Titre_20_OO">
      <style:text-properties officeooo:paragraph-rsid="00423794"/>
    </style:style>
    <style:style style:name="P57" style:family="paragraph" style:parent-style-name="Titre_20_OS">
      <style:text-properties officeooo:paragraph-rsid="00410c4e"/>
    </style:style>
    <style:style style:name="P58" style:family="paragraph" style:parent-style-name="Titre_20_Sous-Action">
      <style:text-properties officeooo:paragraph-rsid="0132f39a"/>
    </style:style>
    <style:style style:name="P59" style:family="paragraph" style:parent-style-name="Titre_20_Tache">
      <style:text-properties officeooo:paragraph-rsid="0148b714"/>
    </style:style>
    <style:style style:name="P60" style:family="paragraph" style:parent-style-name="Titre_20_Tache">
      <style:text-properties officeooo:paragraph-rsid="00ba022c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61"><text:span text:style-name="T11">do section- if view.is_dashboard()</text:span></text:p></office:annotation><office:annotation><dc:creator>sge</dc:creator><dc:date>2016-09-30T09:15:47</dc:date><text:p text:style-name="P61"><text:span text:style-name="T11">do text if view.uids_to_objs(brains)</text:span></text:p></office:annotation><text:span text:style-name="T2">brains (cette ligne sera enlevée)</text:span></text:p>
        <text:p text:style-name="P18"><office:annotation><dc:creator>sge </dc:creator><dc:date>2013-10-18T14:28:03</dc:date><text:p text:style-name="P61"><text:span text:style-name="T11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18"><office:annotation><dc:creator>sge </dc:creator><dc:date>2013-10-18T14:28:03</dc:date><text:p text:style-name="P61"><text:span text:style-name="T11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8"><office:annotation><dc:creator>sge </dc:creator><dc:date>2013-10-18T14:28:03</dc:date><text:p text:style-name="P61"><text:span text:style-name="T11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61"><text:span text:style-name="T11">do section- if not view.is_dashboard()</text:span></text:p></office:annotation><office:annotation><dc:creator>sge </dc:creator><dc:date>2013-10-18T14:28:03</dc:date><text:p text:style-name="P61"><text:span text:style-name="T11">do text if context.getPortalTypeName()=='strategicobjective'</text:span></text:p></office:annotation><text:span text:style-name="T5">Fiche d’un </text:span>objectif stratégique</text:p>
        <text:p text:style-name="P19"><office:annotation><dc:creator>sge </dc:creator><dc:date>2013-10-18T14:28:03</dc:date><text:p text:style-name="P61"><text:span text:style-name="T11">do text if context.getPortalTypeName()=='operationalobjective'</text:span></text:p></office:annotation><text:span text:style-name="T5">Fiche d’un </text:span>objectif opérationnel</text:p>
        <text:p text:style-name="P19"><office:annotation><dc:creator>sge </dc:creator><dc:date>2013-10-18T14:28:03</dc:date><text:p text:style-name="P61"><text:span text:style-name="T11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61"><text:span text:style-name="T11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50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53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5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52"><text:a xlink:type="simple" xlink:href="#__RefHeading___Toc182878_2652624615" text:style-name="Index_20_Link" text:visited-style-name="Index_20_Link"><text:span text:style-name="Couleur_20_niv_20_4">1.1.1.1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61"><text:span text:style-name="T12">do section- with a=view.init_hv()</text:span></text:p></office:annotation></text:p>
        <text:section text:style-name="Sect1" text:name="Section OS">
          <text:p text:style-name="P8"/>
          <text:p text:style-name="P54"><office:annotation><dc:creator>sge</dc:creator><dc:date>2016-09-05T15:40:08</dc:date><text:p text:style-name="P61"><text:span text:style-name="T11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h text:style-name="P57" text:outline-level="1"><text:bookmark-start text:name="__RefHeading___Toc781_1946196899"/><office:annotation><dc:creator>sge</dc:creator><dc:date>2016-09-02T14:45:56</dc:date><text:p text:style-name="P61"><text:span text:style-name="T11">do table with so_v=view.getDGHV(so)</text:span></text:p></office:annotation><text:text-input text:description="">so.Title()</text:text-input><text:bookmark-end text:name="__RefHeading___Toc781_1946196899"/></text:h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61"><text:span text:style-name="T11">do row if view.keep_field('so', 'description') and so.description</text:span></text:p></office:annotation>Description</text:p>
              </table:table-cell>
              <table:table-cell table:style-name="Tableau2.B2" office:value-type="string">
                <text:p text:style-name="P42"><office:annotation><dc:creator>sge </dc:creator><dc:date>2013-10-21T23:36:08</dc:date><text:p text:style-name="P61"><text:span text:style-name="T11">do text</text:span></text:p><text:p text:style-name="P61"><text:span text:style-name="T11">from xhtml(so_v.display_text_as_html('description')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61"><text:span text:style-name="T11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61"><text:span text:style-name="T11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61"><text:span text:style-name="T11">do text</text:span></text:p><text:p text:style-name="P61"><text:span text:style-name="T11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61"><text:span text:style-name="T11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61"><text:span text:style-name="T11">do text</text:span></text:p><text:p text:style-name="P61"><text:span text:style-name="T11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61"><text:span text:style-name="T11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61"><text:span text:style-name="T11">do text</text:span></text:p><text:p text:style-name="P61"><text:span text:style-name="T11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61"><text:span text:style-name="T11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61"><text:span text:style-name="T11">do text</text:span></text:p><text:p text:style-name="P61"><text:span text:style-name="T11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61"><text:span text:style-name="T11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39"><office:annotation><dc:creator>sge</dc:creator><dc:date>2017-01-12T10:45:51</dc:date><text:p text:style-name="P61"><text:span text:style-name="T11">do text</text:span></text:p><text:p text:style-name="P61"><text:span text:style-name="T11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61"><text:span text:style-name="T11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h text:style-name="P56" text:outline-level="2"><text:bookmark-start text:name="__RefHeading___Toc783_1946196899"/><office:annotation><dc:creator>sge</dc:creator><dc:date>2016-09-05T15:20:16</dc:date><text:p text:style-name="P61"><text:span text:style-name="T11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61"><text:span text:style-name="T11">do row if view.keep_field('oo', 'description') and oo.description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61"><text:span text:style-name="T11">do text</text:span></text:p><text:p text:style-name="P61"><text:span text:style-name="T11">from xhtml(oo_v.display_text_as_html('description')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61"><text:span text:style-name="T11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61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61"><text:span text:style-name="T11">do text if oo.result_indicator</text:span></text:p><text:p text:style-name="P61"><text:span text:style-name="T11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61"><text:span text:style-name="T12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61"><text:span text:style-name="T12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61"><text:span text:style-name="T12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61"><text:span text:style-name="T12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61"><text:span text:style-name="T12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61"><text:span text:style-name="T11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61"><text:span text:style-name="T11">do text</text:span></text:p><text:p text:style-name="P61"><text:span text:style-name="T11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61"><text:span text:style-name="T12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61"><text:span text:style-name="T11">do text if oo.budget</text:span></text:p><text:p text:style-name="P61"><text:span text:style-name="T11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61"><text:span text:style-name="T11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61"><text:span text:style-name="T11">do text</text:span></text:p><text:p text:style-name="P61"><text:span text:style-name="T11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61"><text:span text:style-name="T11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61"><text:span text:style-name="T11">do text</text:span></text:p><text:p text:style-name="P61"><text:span text:style-name="T11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61"><text:span text:style-name="T11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61"><text:span text:style-name="T11">do text</text:span></text:p><text:p text:style-name="P61"><text:span text:style-name="T11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61"><text:span text:style-name="T11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61"><text:span text:style-name="T11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44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61"><text:span text:style-name="T11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h text:style-name="P55" text:outline-level="3"><text:bookmark-start text:name="__RefHeading___Toc785_1946196899"/><office:annotation><dc:creator>sge</dc:creator><dc:date>2016-09-06T13:13:34</dc:date><text:p text:style-name="P61"><text:span text:style-name="T11">do table with act_v=view.getDGHV(act)</text:span></text:p></office:annotation><text:text-input text:description="">act.Title()</text:text-input><text:bookmark-end text:name="__RefHeading___Toc785_1946196899"/></text:h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61"><text:span text:style-name="T11">do row if view.keep_field('ac', 'description') and act_v.get_value('description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61"><text:span text:style-name="T11">do text</text:span></text:p><text:p text:style-name="P61"><text:span text:style-name="T11">from xhtml(act_v.display_text_as_html('description'))</text:span></text:p></office:annotation>champ description</text:p>
                  </table:table-cell>
                </table:table-row>
                <table:table-row>
                  <table:table-cell table:style-name="Tableau14.A4" office:value-type="string">
                    <text:p text:style-name="P23"><office:annotation><dc:creator>sge </dc:creator><dc:date>2013-10-18T15:09:43</dc:date><text:p text:style-name="P61"><text:span text:style-name="T11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0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7"><office:annotation><dc:creator>bleybaert</dc:creator><dc:date>2020-02-10T11:58:06.525606390</dc:date><loext:sender-initials>ble</loext:sender-initials><text:p text:style-name="P61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3"><office:annotation><dc:creator>sge </dc:creator><dc:date>2013-06-21T22:15:44</dc:date><text:p text:style-name="P61"><text:span text:style-name="T11">do text if act.result_indicator</text:span></text:p><text:p text:style-name="P61"><text:span text:style-name="T11">from xhtml(act_v.display_widget('result_indicator'))</text:span></text:p></office:annotation>result indicator</text:p>
                  </table:table-cell>
                </table:table-row>
                <text:soft-page-break/>
                <table:table-row>
                  <table:table-cell table:style-name="Tableau14.A13" office:value-type="string">
                    <text:p text:style-name="Tableau_20_libellé"><office:annotation><dc:creator>bleybaert</dc:creator><dc:date>2020-02-10T13:09:10.952359476</dc:date><loext:sender-initials>ble</loext:sender-initials><text:p text:style-name="P61"><text:span text:style-name="T12">do row if view.keep_field('ac', 'planned_end_date')</text:span></text:p></office:annotation>Échéance</text:p>
                  </table:table-cell>
                  <table:table-cell table:style-name="Tableau14.B13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3" office:value-type="string">
                    <text:p text:style-name="P25"><office:annotation><dc:creator>bleybaert</dc:creator><dc:date>2020-02-10T13:09:44.774215374</dc:date><loext:sender-initials>ble</loext:sender-initials><text:p text:style-name="P61"><text:span text:style-name="T12">do row if view.keep_field('ac', 'representative_responsible')</text:span></text:p></office:annotation>Responsable mandataire</text:p>
                  </table:table-cell>
                  <table:table-cell table:style-name="Tableau14.B13" office:value-type="string">
                    <text:p text:style-name="P41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11:05.573585232</dc:date><loext:sender-initials>ble</loext:sender-initials><text:p text:style-name="P61"><text:span text:style-name="T12">do row if view.keep_field('ac', 'health_indicator')</text:span></text:p></office:annotation>Indice de santé</text:p>
                  </table:table-cell>
                  <table:table-cell table:style-name="Tableau14.B13" office:value-type="string">
                    <text:p text:style-name="Tableau_20_valeur"><office:annotation><dc:creator>sge </dc:creator><dc:date>2013-06-17T14:29:33</dc:date><text:p text:style-name="P61"><text:span text:style-name="T11">do text</text:span></text:p><text:p text:style-name="P61"><text:span text:style-name="T11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23:33.846230251</dc:date><loext:sender-initials>ble</loext:sender-initials><text:p text:style-name="P61"><text:span text:style-name="T12">do row if view.keep_field('ac', 'manager')</text:span></text:p></office:annotation>Service <text:span text:style-name="T10">gestionnaire</text:span></text:p>
                  </table:table-cell>
                  <table:table-cell table:style-name="Tableau14.B13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21T23:33:12</dc:date><text:p text:style-name="P61"><text:span text:style-name="T11">do row if view.keep_field('ac', 'extra_concerned_people') and act_v.get_value('extra_concerned_people')</text:span></text:p></office:annotation>Partenaires</text:p>
                  </table:table-cell>
                  <table:table-cell table:style-name="Tableau14.B13" office:value-type="string">
                    <text:p text:style-name="Tableau_20_valeur"><office:annotation><dc:creator>sge </dc:creator><dc:date>2013-06-17T12:54:19</dc:date><text:p text:style-name="P61"><text:span text:style-name="T11">do text</text:span></text:p><text:p text:style-name="P61"><text:span text:style-name="T11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24:35.434867040</dc:date><loext:sender-initials>ble</loext:sender-initials><text:p text:style-name="P61"><text:span text:style-name="T12">do row if view.keep_field('ac', 'budget')</text:span></text:p></office:annotation>Budget propre</text:p>
                  </table:table-cell>
                  <table:table-cell table:style-name="Tableau14.B13" office:value-type="string">
                    <text:p text:style-name="Tableau_20_valeur"><office:annotation><dc:creator>sge </dc:creator><dc:date>2013-06-17T12:34:05</dc:date><text:p text:style-name="P61"><text:span text:style-name="T11">do text if act.budget</text:span></text:p><text:p text:style-name="P61"><text:span text:style-name="T11">from xhtml(act_v.getOwnBudget())</text:span></text:p></office:annotation>champ budget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18T15:36:30</dc:date><text:p text:style-name="P61"><text:span text:style-name="T11">do row if view.keep_field('ac', 'budget_comments') and act_v.get_value('budget_comments')</text:span></text:p></office:annotation>Commentaires budget</text:p>
                  </table:table-cell>
                  <table:table-cell table:style-name="Tableau14.B13" office:value-type="string">
                    <text:p text:style-name="Tableau_20_valeur"><office:annotation><dc:creator>sge </dc:creator><dc:date>2013-09-18T13:05:33</dc:date><text:p text:style-name="P61"><text:span text:style-name="T11">do text</text:span></text:p><text:p text:style-name="P61"><text:span text:style-name="T11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2" office:value-type="string">
                    <text:p text:style-name="Tableau_20_libellé"><office:annotation><dc:creator>bleybaert</dc:creator><dc:date>2020-02-10T15:19:10.645986547</dc:date><loext:sender-initials>ble</loext:sender-initials><text:p text:style-name="P61"><text:span text:style-name="T12">do row if view.keep_field('ac', 'progress')</text:span></text:p></office:annotation>Progression</text:p>
                  </table:table-cell>
                  <table:table-cell table:style-name="Tableau14.B12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18T15:36:44</dc:date><text:p text:style-name="P61"><text:span text:style-name="T11">do row if view.keep_field('ac', 'observation') and act_v.get_value('observation')</text:span></text:p></office:annotation>Constat</text:p>
                  </table:table-cell>
                  <table:table-cell table:style-name="Tableau14.B13" office:value-type="string">
  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4" office:value-type="string">
                    <text:p text:style-name="Tableau_20_libellé"><office:annotation><dc:creator>sge </dc:creator><dc:date>2013-10-18T15:36:44</dc:date><text:p text:style-name="P61"><text:span text:style-name="T11">do row if view.keep_field('ac', 'comments') and act_v.get_value('comments')</text:span></text:p></office:annotation>Commentaires</text:p>
                  </table:table-cell>
                  <table:table-cell table:style-name="Tableau14.B14" office:value-type="string">
  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act_v.render_xhtml('comments')</text:span></text:p></office:annotation>champ comments</text:p>
                  </table:table-cell>
                </table:table-row>
                <table:table-row>
                  <table:table-cell table:style-name="Tableau14.A15" office:value-type="string">
                    <text:p text:style-name="P29"><text:span text:style-name="T9"><office:annotation><dc:creator>bleybaert</dc:creator><dc:date>2020-01-28T10:33:40.092793536</dc:date><loext:sender-initials>ble</loext:sender-initials><text:p text:style-name="P61"><text:span text:style-name="T11">do row if hasattr(act, 'sdgs') and view.keep_field('ac', 'sdgs') and act.sdgs</text:span></text:p></office:annotation></text:span>O.D.D.</text:p>
                  </table:table-cell>
                  <table:table-cell table:style-name="Tableau14.B15" office:value-type="string">
                    <text:p text:style-name="P45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61"><text:span text:style-name="T11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h text:style-name="P58" text:outline-level="4"><text:bookmark-start text:name="__RefHeading___Toc182878_2652624615"/><office:annotation><dc:creator>sge</dc:creator><dc:date>2016-09-06T13:13:34</dc:date><text:p text:style-name="P61"><text:span text:style-name="T11">do table with subact_v=view.getDGHV(subact)</text:span></text:p></office:annotation><text:text-input text:description="">subact.Title()</text:text-input><text:bookmark-end text:name="__RefHeading___Toc182878_2652624615"/></text:h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1"><office:annotation><dc:creator>sge </dc:creator><dc:date>2013-10-21T23:29:43</dc:date><text:p text:style-name="P61"><text:span text:style-name="T11">do row if view.keep_field('sb', 'description') and subact_v.get_value('description')</text:span></text:p></office:annotation>Description</text:p>
                    </table:table-cell>
                    <table:table-cell table:style-name="Table1.B2" office:value-type="string">
                      <text:p text:style-name="P47"><office:annotation><dc:creator>sge </dc:creator><dc:date>2013-10-21T23:27:35</dc:date><text:p text:style-name="P61"><text:span text:style-name="T11">do text</text:span></text:p><text:p text:style-name="P61"><text:span text:style-name="T11">from xhtml(subact_v.display_text_as_html('description')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4"><office:annotation><dc:creator>sge </dc:creator><dc:date>2013-10-18T15:09:43</dc:date><text:p text:style-name="P61"><text:span text:style-name="T11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47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28"><office:annotation><dc:creator>bleybaert</dc:creator><dc:date>2020-02-10T15:43:32.032786889</dc:date><loext:sender-initials>ble</loext:sender-initials><text:p text:style-name="P61"><text:span text:style-name="T12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47"><office:annotation><dc:creator>sge </dc:creator><dc:date>2013-06-21T22:15:44</dc:date><text:p text:style-name="P61"><text:span text:style-name="T11">do text if subact.result_indicator</text:span></text:p><text:p text:style-name="P61"><text:span text:style-name="T11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5:18.165729086</dc:date><loext:sender-initials>ble</loext:sender-initials><text:p text:style-name="P61"><text:span text:style-name="T12">do row if view.keep_field('sb', 'planned_end_date')</text:span></text:p></office:annotation>Échéance</text:p>
                    </table:table-cell>
                    <table:table-cell table:style-name="Table1.B13" office:value-type="string">
                      <text:p text:style-name="P47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26"><office:annotation><dc:creator>bleybaert</dc:creator><dc:date>2020-02-10T15:45:49.751258323</dc:date><loext:sender-initials>ble</loext:sender-initials><text:p text:style-name="P61"><text:span text:style-name="T12">do row if view.keep_field('sb', 'representative_responsible')</text:span></text:p></office:annotation>Responsable mandataire</text:p>
                    </table:table-cell>
                    <table:table-cell table:style-name="Table1.B13" office:value-type="string">
                      <text:p text:style-name="P47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6:36.354318574</dc:date><loext:sender-initials>ble</loext:sender-initials><text:p text:style-name="P61"><text:span text:style-name="T12">do row if view.keep_field('sb', 'health_indicator')</text:span></text:p></office:annotation>Indice de santé</text:p>
                    </table:table-cell>
                    <table:table-cell table:style-name="Table1.B13" office:value-type="string">
                      <text:p text:style-name="P47"><office:annotation><dc:creator>sge </dc:creator><dc:date>2013-06-17T14:29:33</dc:date><text:p text:style-name="P61"><text:span text:style-name="T11">do text</text:span></text:p><text:p text:style-name="P61"><text:span text:style-name="T11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3" office:value-type="string">
                      <text:p text:style-name="P31">Service</text:p>
                    </table:table-cell>
                    <table:table-cell table:style-name="Table1.B13" office:value-type="string">
                      <text:p text:style-name="P47"><text:text-input text:description="">subact_v.display_voc('manager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21T23:33:12</dc:date><text:p text:style-name="P61"><text:span text:style-name="T11">do row if view.keep_field('sb', 'extra_concerned_people') and subact_v.get_value('extra_concerned_people')</text:span></text:p></office:annotation>Partenaires</text:p>
                    </table:table-cell>
                    <table:table-cell table:style-name="Table1.B13" office:value-type="string">
                      <text:p text:style-name="P47"><office:annotation><dc:creator>sge </dc:creator><dc:date>2013-06-17T12:54:19</dc:date><text:p text:style-name="P61"><text:span text:style-name="T11">do text</text:span></text:p><text:p text:style-name="P61"><text:span text:style-name="T11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8:54.328043652</dc:date><loext:sender-initials>ble</loext:sender-initials><text:p text:style-name="P61"><text:span text:style-name="T12">do row if view.keep_field('sb', 'budget')</text:span></text:p></office:annotation>Budget propre</text:p>
                    </table:table-cell>
                    <table:table-cell table:style-name="Table1.B13" office:value-type="string">
                      <text:p text:style-name="P47"><office:annotation><dc:creator>sge </dc:creator><dc:date>2013-06-17T12:34:05</dc:date><text:p text:style-name="P61"><text:span text:style-name="T11">do text if subact.budget</text:span></text:p><text:p text:style-name="P61"><text:span text:style-name="T11">from xhtml(subact_v.getOwnBudget())</text:span></text:p></office:annotation>champ budget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18T15:36:30</dc:date><text:p text:style-name="P61"><text:span text:style-name="T11">do row if view.keep_field('sb', 'budget_comments') and subact_v.get_value('budget_comments')</text:span></text:p></office:annotation>Commentaires budget</text:p>
                    </table:table-cell>
                    <table:table-cell table:style-name="Table1.B13" office:value-type="string">
                      <text:p text:style-name="P47"><office:annotation><dc:creator>sge </dc:creator><dc:date>2013-09-18T13:05:33</dc:date><text:p text:style-name="P61"><text:span text:style-name="T11">do text</text:span></text:p><text:p text:style-name="P61"><text:span text:style-name="T11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2" office:value-type="string">
                      <text:p text:style-name="P31"><office:annotation><dc:creator>bleybaert</dc:creator><dc:date>2020-02-10T15:49:55.058128727</dc:date><loext:sender-initials>ble</loext:sender-initials><text:p text:style-name="P61"><text:span text:style-name="T12">do row if view.keep_field('sb', 'progress')</text:span></text:p></office:annotation>Progression</text:p>
                    </table:table-cell>
                    <table:table-cell table:style-name="Table1.B12" office:value-type="string">
                      <text:p text:style-name="P47"><text:text-input text:description="">subact_v.get_value('progress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18T15:36:44</dc:date><text:p text:style-name="P61"><text:span text:style-name="T11">do row if view.keep_field('sb', 'observation') and subact_v.get_value('observation')</text:span></text:p></office:annotation>Constat</text:p>
                    </table:table-cell>
                    <table:table-cell table:style-name="Table1.B13" office:value-type="string">
                      <text:p text:style-name="P47"><office:annotation><dc:creator>sge </dc:creator><dc:date>2013-06-17T13:13:51</dc:date><text:p text:style-name="P61"><text:span text:style-name="T11">do text</text:span></text:p><text:p text:style-name="P61"><text:span text:style-name="T11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4" office:value-type="string">
                      <text:p text:style-name="P31"><office:annotation><dc:creator>sge </dc:creator><dc:date>2013-10-18T15:36:44</dc:date><text:p text:style-name="P61"><text:span text:style-name="T11">do row if view.keep_field('sb', 'comments') and subact_v.get_value('comments')</text:span></text:p></office:annotation>Commentaires</text:p>
                    </table:table-cell>
                    <table:table-cell table:style-name="Table1.B14" office:value-type="string">
                      <text:p text:style-name="P47"><office:annotation><dc:creator>sge </dc:creator><dc:date>2013-06-17T13:13:51</dc:date><text:p text:style-name="P61"><text:span text:style-name="T11">do text</text:span></text:p><text:p text:style-name="P61"><text:span text:style-name="T11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5" office:value-type="string">
                      <text:p text:style-name="P30"><text:span text:style-name="T9"><office:annotation><dc:creator>bleybaert</dc:creator><dc:date>2020-01-28T10:33:40.092793536</dc:date><loext:sender-initials>ble</loext:sender-initials><text:p text:style-name="P61"><text:span text:style-name="T11">do row if hasattr(subact, 'sdgs') and view.keep_field('sb', 'sdgs') and subact.sdgs</text:span></text:p></office:annotation></text:span>O.D.D.</text:p>
                    </table:table-cell>
                    <table:table-cell table:style-name="Table1.B15" office:value-type="string">
                      <text:p text:style-name="P46"><text:text-input text:description="">subact_v.display_voc('sdgs')</text:text-input></text:p>
                    </table:table-cell>
                  </table:table-row>
                </table:table>
                <text:p text:style-name="P9"/>
                <text:section text:style-name="Sect1" text:name="Section Sous-Tache">
                  <text:p text:style-name="P10"><office:annotation><dc:creator>sge</dc:creator><dc:date>2016-11-24T11:10:56</dc:date><text:p text:style-name="P61"><text:span text:style-name="T11">do section- if with_tasks</text:span></text:p><text:p text:style-name="P61"><text:span text:style-name="T11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h text:style-name="P59" text:outline-level="5"><office:annotation><dc:creator>sge</dc:creator><dc:date>2016-09-06T13:13:34</dc:date><text:p text:style-name="P61"><text:span text:style-name="T11">do table with task_v=view.getDGHV(task)</text:span></text:p></office:annotation><text:span text:style-name="T6"><text:text-input text:description="">task.Title()</text:text-input></text:span></text:h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2"><office:annotation><dc:creator>sge </dc:creator><dc:date>2013-10-21T23:29:43</dc:date><text:p text:style-name="P61"><text:span text:style-name="T11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48"><office:annotation><dc:creator>sge </dc:creator><dc:date>2013-10-21T23:27:35</dc:date><text:p text:style-name="P61"><text:span text:style-name="T11">do text</text:span></text:p><text:p text:style-name="P61"><text:span text:style-name="T11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2">Service</text:p>
                      </table:table-cell>
                      <table:table-cell table:style-name="Table2.B3" office:value-type="string">
                        <text:p text:style-name="P38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2">Utilisateur</text:p>
                      </table:table-cell>
                      <table:table-cell table:style-name="Table2.B4" office:value-type="string">
                        <text:p text:style-name="P35"><text:text-input text:description="">task_v.display_voc('assigned_user')</text:text-input></text:p>
                      </table:table-cell>
                    </table:table-row>
                    <text:soft-page-break/>
                    <table:table-row>
                      <table:table-cell table:style-name="Table2.A5" office:value-type="string">
                        <text:p text:style-name="P32">Échéance</text:p>
                      </table:table-cell>
                      <table:table-cell table:style-name="Table2.B5" office:value-type="string">
                        <text:p text:style-name="P35"><text:text-input text:description="">task_v.display_date('due_date')</text:text-input></text:p>
                      </table:table-cell>
                    </table:table-row>
                  </table:table>
                  <text:p text:style-name="P10"/>
                </text:section>
                <text:p text:style-name="P9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61"><text:span text:style-name="T11">do section- if with_tasks</text:span></text:p><text:p text:style-name="P61"><text:span text:style-name="T11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60" text:outline-level="5"><text:bookmark-start text:name="__RefHeading___Toc65921_3142966516"/><office:annotation><dc:creator>sge</dc:creator><dc:date>2016-09-06T13:13:34</dc:date><text:p text:style-name="P61"><text:span text:style-name="T11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0"><office:annotation><dc:creator>sge </dc:creator><dc:date>2013-10-21T23:29:43</dc:date><text:p text:style-name="P61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36"><office:annotation><dc:creator>sge </dc:creator><dc:date>2013-10-21T23:27:35</dc:date><text:p text:style-name="P61"><text:span text:style-name="T11">do text</text:span></text:p><text:p text:style-name="P61"><text:span text:style-name="T11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1">Service</text:p>
                    </table:table-cell>
                    <table:table-cell table:style-name="Tableau3.B3" office:value-type="string">
                      <text:p text:style-name="P37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1">Utilisateur</text:p>
                    </table:table-cell>
                    <table:table-cell table:style-name="Tableau3.B4" office:value-type="string">
                      <text:p text:style-name="P34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0">Échéance</text:p>
                    </table:table-cell>
                    <table:table-cell table:style-name="Tableau3.B5" office:value-type="string">
                      <text:p text:style-name="P33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2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2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2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2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2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2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12T09:21:01.882844992</dc:date>
    <dc:creator>bleybaert</dc:creator>
    <meta:editing-duration>P2DT18H41M7S</meta:editing-duration>
    <meta:editing-cycles>360</meta:editing-cycles>
    <meta:document-statistic meta:table-count="6" meta:image-count="0" meta:object-count="0" meta:page-count="4" meta:paragraph-count="144" meta:word-count="307" meta:character-count="2788" meta:non-whitespace-character-count="2682"/>
  </office:meta>
</office:document-meta>
</file>